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60.18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58.54mm"/>
    </style:style>
    <style:style style:name="co11" style:family="table-column">
      <style:table-column-properties fo:break-before="auto" style:column-width="31.86mm"/>
    </style:style>
    <style:style style:name="co12" style:family="table-column">
      <style:table-column-properties fo:break-before="auto" style:column-width="7.0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14.98mm"/>
    </style:style>
    <style:style style:name="co15" style:family="table-column">
      <style:table-column-properties fo:break-before="auto" style:column-width="34.85mm"/>
    </style:style>
    <style:style style:name="co16" style:family="table-column">
      <style:table-column-properties fo:break-before="auto" style:column-width="35.12mm"/>
    </style:style>
    <style:style style:name="co17" style:family="table-column">
      <style:table-column-properties fo:break-before="auto" style:column-width="30.22mm"/>
    </style:style>
    <style:style style:name="co18" style:family="table-column">
      <style:table-column-properties fo:break-before="auto" style:column-width="5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" style:family="table-cell" style:parent-style-name="Default">
      <style:text-properties fo:color="#c9211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24.2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shapes>
          <draw:line draw:z-index="0" draw:style-name="gr1" draw:text-style-name="P1" svg:x1="111.59mm" svg:y1="57.64mm" svg:x2="111.59mm" svg:y2="102.5mm">
            <text:p/>
          </draw:line>
          <draw:line draw:z-index="1" draw:style-name="gr1" draw:text-style-name="P1" svg:x1="111.59mm" svg:y1="115.48mm" svg:x2="111.59mm" svg:y2="160.61mm">
            <text:p/>
          </draw:line>
          <draw:line draw:z-index="2" draw:style-name="gr1" draw:text-style-name="P1" svg:x1="224.45mm" svg:y1="57.64mm" svg:x2="292.12mm" svg:y2="102.76mm">
            <text:p/>
          </draw:line>
          <draw:line draw:z-index="3" draw:style-name="gr1" draw:text-style-name="P1" svg:x1="292.14mm" svg:y1="115.48mm" svg:x2="247.03mm" svg:y2="160.61m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8"/>
          <table:table-cell table:number-columns-repeated="5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style-name="ce6" office:value-type="string" calcext:value-type="string">
            <text:p>M17 coding scheme for first frame of the stream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3">
          <table:table-cell table:style-name="ce1"/>
          <table:table-cell/>
          <table:table-cell table:style-name="ce1" table:number-columns-repeated="6"/>
          <table:table-cell table:number-columns-repeated="5"/>
        </table:table-row>
        <table:table-row table:style-name="ro1" table:number-rows-repeated="3">
          <table:table-cell table:style-name="ce1" table:number-columns-repeated="8"/>
          <table:table-cell table:number-columns-repeated="5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4"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its</text:p>
          </table:table-cell>
          <table:table-cell table:style-name="ce1" table:formula="of:=0.02*9600" office:value-type="float" office:value="192" calcext:value-type="float">
            <text:p>192</text:p>
          </table:table-cell>
          <table:table-cell table:style-name="ce1" table:formula="of:=2*8" office:value-type="float" office:value="16" calcext:value-type="float">
            <text:p>16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SUM([.D10:.H10])" office:value-type="float" office:value="244" calcext:value-type="float">
            <text:p>244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DEST_ADDR</text:p>
          </table:table-cell>
          <table:table-cell table:style-name="ce2" office:value-type="string" calcext:value-type="string">
            <text:p>SRC_ADD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NCE</text:p>
          </table:table-cell>
          <table:table-cell table:style-name="ce2" office:value-type="string" calcext:value-type="string">
            <text:p>TAIL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½ convolutional code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2">
          <table:table-cell table:style-name="ce1" office:value-type="string" calcext:value-type="string">
            <text:p>bits</text:p>
          </table:table-cell>
          <table:table-cell table:style-name="ce1" table:formula="of:=0.02*9600" office:value-type="float" office:value="192" calcext:value-type="float">
            <text:p>192</text:p>
          </table:table-cell>
          <table:table-cell table:style-name="ce1" table:formula="of:=2*8" office:value-type="float" office:value="16" calcext:value-type="float">
            <text:p>16</text:p>
          </table:table-cell>
          <table:table-cell table:style-name="ce1" table:formula="of:=[.K10]*2" office:value-type="float" office:value="488" calcext:value-type="float" table:number-columns-spanned="8" table:number-rows-spanned="1">
            <text:p>488</text:p>
          </table:table-cell>
          <table:covered-table-cell table:number-columns-repeated="4" table:style-name="ce1"/>
          <table:covered-table-cell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 table:number-columns-spanned="8" table:number-rows-spanned="1">
            <text:p>ENCODED LINK SETUP</text:p>
          </table:table-cell>
          <table:covered-table-cell table:style-name="ce2" office:value-type="string" calcext:value-type="string">
            <text:p>SRC_ADDR</text:p>
          </table:covered-table-cell>
          <table:covered-table-cell table:style-name="ce2" office:value-type="string" calcext:value-type="string">
            <text:p>TYPE</text:p>
          </table:covered-table-cell>
          <table:covered-table-cell table:style-name="ce2" office:value-type="string" calcext:value-type="string">
            <text:p>NONCE</text:p>
          </table:covered-table-cell>
          <table:covered-table-cell table:style-name="ce2" office:value-type="string" calcext:value-type="string">
            <text:p>TAIL</text:p>
          </table:covered-table-cell>
          <table:covered-table-cell table:number-columns-repeated="3"/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uncturing rate</text:p>
          </table:table-cell>
          <table:table-cell table:formula="of:=46/61" office:value-type="float" office:value="0.754098360655738" calcext:value-type="float">
            <text:p>0,75409836065573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4"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its</text:p>
          </table:table-cell>
          <table:table-cell table:style-name="ce1" table:formula="of:=0.02*9600" office:value-type="float" office:value="192" calcext:value-type="float">
            <text:p>192</text:p>
          </table:table-cell>
          <table:table-cell table:style-name="ce1" table:formula="of:=2*8" office:value-type="float" office:value="16" calcext:value-type="float">
            <text:p>16</text:p>
          </table:table-cell>
          <table:table-cell table:style-name="ce1" table:formula="of:=[.D21]*[.M28]" office:value-type="float" office:value="368" calcext:value-type="float" table:number-columns-spanned="6" table:number-rows-spanned="1">
            <text:p>368</text:p>
          </table:table-cell>
          <table:covered-table-cell table:number-columns-repeated="4" table:style-name="ce1"/>
          <table:covered-table-cell/>
          <table:table-cell/>
          <table:table-cell table:formula="of:=[.C32]+[.D32]" office:value-type="float" office:value="384" calcext:value-type="float">
            <text:p>384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 table:number-columns-spanned="6" table:number-rows-spanned="1">
            <text:p>ENCODED LINK SETUP</text:p>
          </table:table-cell>
          <table:covered-table-cell table:style-name="ce2" office:value-type="string" calcext:value-type="string">
            <text:p>SRC_ADDR</text:p>
          </table:covered-table-cell>
          <table:covered-table-cell table:style-name="ce2" office:value-type="string" calcext:value-type="string">
            <text:p>TYPE</text:p>
          </table:covered-table-cell>
          <table:covered-table-cell table:style-name="ce2" office:value-type="string" calcext:value-type="string">
            <text:p>NONCE</text:p>
          </table:covered-table-cell>
          <table:covered-table-cell table:style-name="ce2" office:value-type="string" calcext:value-type="string">
            <text:p>TAIL</text:p>
          </table:covered-table-cell>
          <table:covered-table-cell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14" office:value-type="string" calcext:value-type="string">
            <text:p>gross bitrate</text:p>
          </table:table-cell>
          <table:table-cell/>
        </table:table-row>
        <table:table-row table:style-name="ro1">
          <table:table-cell table:number-columns-repeated="11"/>
          <table:table-cell table:formula="of:=[.K32]*(1000/40)" office:value-type="float" office:value="9600" calcext:value-type="float">
            <text:p>9600</text:p>
          </table:table-cell>
          <table:table-cell/>
        </table:table-row>
      </table:table>
      <table:table table:name="Arkusz1" table:style-name="ta1">
        <table:shapes>
          <draw:line draw:z-index="0" draw:style-name="gr1" draw:text-style-name="P1" svg:x1="92mm" svg:y1="58.12mm" svg:x2="92mm" svg:y2="98mm">
            <text:p/>
          </draw:line>
          <draw:line draw:z-index="1" draw:style-name="gr1" draw:text-style-name="P1" svg:x1="92mm" svg:y1="110.96mm" svg:x2="92mm" svg:y2="151.34mm">
            <text:p/>
          </draw:line>
          <draw:line draw:z-index="2" draw:style-name="gr1" draw:text-style-name="P1" svg:x1="134.18mm" svg:y1="58.09mm" svg:x2="150.58mm" svg:y2="97.7mm">
            <text:p/>
          </draw:line>
          <draw:line draw:z-index="3" draw:style-name="gr1" draw:text-style-name="P1" svg:x1="250.68mm" svg:y1="57.77mm" svg:x2="295.79mm" svg:y2="98.28mm">
            <text:p/>
          </draw:line>
          <draw:line draw:z-index="4" draw:style-name="gr1" draw:text-style-name="P1" svg:x1="295.79mm" svg:y1="111.2mm" svg:x2="273.01mm" svg:y2="151.26mm">
            <text:p/>
          </draw:line>
          <draw:line draw:z-index="5" draw:style-name="gr1" draw:text-style-name="P1" svg:x1="150.58mm" svg:y1="111.1mm" svg:x2="150.58mm" svg:y2="151.61mm">
            <text:p/>
          </draw:line>
        </table:shapes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51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office:value-type="string" calcext:value-type="string">
            <text:p>M17 coding scheme for all stream frames except the las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10"/>
          <table:table-cell table:style-name="Default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raw bits</text:p>
          </table:table-cell>
          <table:table-cell table:formula="of:=SUM([.D10:.H10])" office:value-type="float" office:value="212" calcext:value-type="float">
            <text:p>212</text:p>
          </table:table-cell>
          <table:table-cell/>
          <table:table-cell office:value-type="string" calcext:value-type="string">
            <text:p>puncturing rate</text:p>
          </table:table-cell>
          <table:table-cell table:number-columns-repeated="49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sync+ encoded LICH + data bits</text:p>
          </table:table-cell>
          <table:table-cell table:formula="of:=[.C10]+[.D20]+[.F20]" office:value-type="float" office:value="440" calcext:value-type="float">
            <text:p>440</text:p>
          </table:table-cell>
          <table:table-cell/>
          <table:table-cell table:formula="of:=34/41" office:value-type="float" office:value="0.829268292682927" calcext:value-type="float">
            <text:p>0,829268292682927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bits after puncturing</text:p>
          </table:table-cell>
          <table:table-cell table:formula="of:=[.C30]+[.D30]+[.F30]" office:value-type="float" office:value="384" calcext:value-type="float">
            <text:p>384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string" calcext:value-type="string">
            <text:p>gross bit rate (bps)</text:p>
          </table:table-cell>
          <table:table-cell table:formula="of:=[.M6]*(1000/40)" office:value-type="float" office:value="9600" calcext:value-type="float">
            <text:p>9600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SSN</text:p>
          </table:table-cell>
          <table:table-cell table:style-name="ce2" office:value-type="string" calcext:value-type="string">
            <text:p>PAYLOAD</text:p>
          </table:table-cell>
          <table:table-cell table:style-name="ce2" office:value-type="string" calcext:value-type="string">
            <text:p>CRC</text:p>
          </table:table-cell>
          <table:table-cell table:style-name="ce2" office:value-type="string" calcext:value-type="string">
            <text:p>TAIL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(24, 12) Golay code for LICH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Rate ½ convolutional coding, constraint length K=5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48"/>
        </table:table-row>
        <table:table-row table:style-name="ro1" table:number-rows-repeated="3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2*48" office:value-type="float" office:value="96" calcext:value-type="float" table:number-columns-spanned="2" table:number-rows-spanned="1">
            <text:p>96</text:p>
          </table:table-cell>
          <table:covered-table-cell/>
          <table:table-cell table:formula="of:=SUM([.E10:.H10])*2" office:value-type="float" office:value="328" calcext:value-type="float" table:number-columns-spanned="5" table:number-rows-spanned="1">
            <text:p>328</text:p>
          </table:table-cell>
          <table:covered-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 table:number-columns-spanned="2" table:number-rows-spanned="1">
            <text:p>ENCODED LICH</text:p>
          </table:table-cell>
          <table:covered-table-cell table:style-name="ce13"/>
          <table:table-cell table:style-name="ce2" office:value-type="string" calcext:value-type="string" table:number-columns-spanned="5" table:number-rows-spanned="1">
            <text:p>ENCODED DATA</text:p>
          </table:table-cell>
          <table:covered-table-cell table:number-columns-repeated="4" table:style-name="ce13"/>
          <table:table-cell table:style-name="ce8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5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1"/>
          <table:table-cell office:value-type="string" calcext:value-type="string">
            <text:p>Punctured convolutional, r=34/41</text:p>
          </table:table-cell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 table:number-columns-spanned="2" table:number-rows-spanned="1">
            <text:p>96</text:p>
          </table:table-cell>
          <table:covered-table-cell/>
          <table:table-cell table:formula="of:=[.F20]*[.O5]" office:value-type="float" office:value="272" calcext:value-type="float" table:number-columns-spanned="4" table:number-rows-spanned="1">
            <text:p>272</text:p>
          </table:table-cell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 table:number-columns-spanned="2" table:number-rows-spanned="1">
            <text:p>ENCODED LICH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ENCODED DATA</text:p>
          </table:table-cell>
          <table:covered-table-cell table:number-columns-repeated="3" table:style-name="ce2"/>
          <table:table-cell table:style-name="ce13"/>
          <table:table-cell table:style-name="ce8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Default" table:number-columns-repeated="64"/>
        </table:table-row>
        <table:table-row table:style-name="ro1">
          <table:table-cell table:number-columns-repeated="5"/>
          <table:table-cell table:formula="of:=SUM([.C30:.F30])" office:value-type="float" office:value="384" calcext:value-type="float">
            <text:p>384</text:p>
          </table:table-cell>
          <table:table-cell table:formula="of:=[.F33]*1000/40" office:value-type="float" office:value="9600" calcext:value-type="float">
            <text:p>96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SYNC – synchronization field for the 4FSK decoder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SSN – Stream Sequence Number (frame counter)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CRC – control field for data integrity check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PADDING – 4 bit field for trellis decoder</text:p>
          </table:table-cell>
          <table:table-cell table:number-columns-repeated="62"/>
        </table:table-row>
        <table:table-row table:style-name="ro1">
          <table:table-cell/>
          <table:table-cell table:style-name="ce5" office:value-type="string" calcext:value-type="string">
            <text:p>LICH – Link Information Channel (for slow data interchange – SRC, DEST addresses, encryption setup etc.)</text:p>
          </table:table-cell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usz4" table:style-name="ta1">
        <table:shapes>
          <draw:frame draw:z-index="0" draw:style-name="gr2" draw:text-style-name="P2" svg:width="190.82mm" svg:height="24.2mm" svg:x="61.44mm" svg:y="51.53mm">
            <draw:text-box>
              <text:p><text:span text:style-name="T1">5 LICH chunks are enough to contain all initial link setup info</text:span></text:p>
            </draw:text-box>
          </draw:frame>
        </table:shapes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1" table:default-cell-style-name="Default"/>
        <table:table-row table:style-name="ro1" table:number-rows-repeated="18">
          <table:table-cell table:number-columns-repeated="61"/>
        </table:table-row>
        <table:table-row table:style-name="ro1">
          <table:table-cell table:number-columns-repeated="2"/>
          <table:table-cell table:style-name="ce2" office:value-type="string" calcext:value-type="string">
            <text:p>40ms</text:p>
          </table:table-cell>
          <table:table-cell table:style-name="ce2" office:value-type="string" calcext:value-type="string" table:number-columns-spanned="2" table:number-rows-spanned="1">
            <text:p>40ms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number-columns-repeated="41"/>
        </table:table-row>
        <table:table-row table:style-name="ro4">
          <table:table-cell table:number-columns-repeated="2"/>
          <table:table-cell table:style-name="ce17" office:value-type="string" calcext:value-type="string">
            <text:p>PREAMBLE</text:p>
          </table:table-cell>
          <table:table-cell table:style-name="ce18" office:value-type="string" calcext:value-type="string">
            <text:p>SYNC</text:p>
          </table:table-cell>
          <table:table-cell table:style-name="ce18" office:value-type="string" calcext:value-type="string">
            <text:p>LICH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LICH_CHUNK</text:p>
          </table:table-cell>
          <table:table-cell table:style-name="ce21" office:value-type="string" calcext:value-type="string">
            <text:p>ENCODED_DATA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LICH_CHUNK</text:p>
          </table:table-cell>
          <table:table-cell table:style-name="ce21" office:value-type="string" calcext:value-type="string">
            <text:p>ENCODED_DATA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number-columns-repeated="41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LEAD</text:p>
          </table:table-cell>
          <table:table-cell table:style-name="ce2" office:value-type="string" calcext:value-type="string" table:number-columns-spanned="2" table:number-rows-spanned="1">
            <text:p>LINK SETUP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Fram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m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m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me 4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rame 5</text:p>
          </table:table-cell>
          <table:covered-table-cell table:number-columns-repeated="2" table:style-name="ce2"/>
          <table:table-cell table:style-name="ce1" table:number-columns-repeated="41"/>
        </table:table-row>
        <table:table-row table:style-name="ro1">
          <table:table-cell table:number-columns-repeated="5"/>
          <table:table-cell table:style-name="ce25" office:value-type="string" calcext:value-type="string" table:number-columns-spanned="15" table:number-rows-spanned="1">
            <text:p>SUPERFRAME 1</text:p>
          </table:table-cell>
          <table:covered-table-cell table:number-columns-repeated="14"/>
          <table:table-cell table:number-columns-repeated="41"/>
        </table:table-row>
      </table:table>
      <table:table table:name="Arkusz3" table:style-name="ta1">
        <table:table-column table:style-name="co18" table:number-columns-repeated="64" table:default-cell-style-name="Default"/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number-columns-repeated="5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59-SUM([.B14:.BH14])"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.00.0000</text:date>, <text:time style:data-style-name="N2" text:time-value="17:04:03.25765424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09:45:41.824000000</meta:creation-date>
    <dc:date>2020-06-06T17:15:09.082190998</dc:date>
    <meta:editing-duration>PT4H51M4S</meta:editing-duration>
    <meta:editing-cycles>28</meta:editing-cycles>
    <meta:generator>LibreOffice/6.0.7.3$Linux_X86_64 LibreOffice_project/00m0$Build-3</meta:generator>
    <meta:document-statistic meta:table-count="4" meta:cell-count="253" meta:object-count="11"/>
  </office:meta>
</office:document-meta>
</file>